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7_2_1_1700550359848_535"/>ÜLKEMİZİN GELECEK STRATEJİLERİ VE BENİM HEDEFLERİM</text:p>
      <text:p text:style-name="P2"> </text:p>
      <text:p text:style-name="Text_20_body"><text:bookmark text:name="yui_3_17_2_1_1700550359848_550"/>Teknoloji ve bilimde sürekli olarak ilerleyen dünyada özellikle bu alandaki gelişmeler birer güç yarışı olarak geleceğin de şimdiden şekillenmesine öncülük etmiş oluyor. Bu alandaki çalışmalar ülkelerin gelişmişlik düzeyi ve kalkınmasıyla bire bir ilişkili olduğu için ülkeler gelişmeleri takip edebilme durumlarına göre güç dengelerini değiştirebiliyorlar.</text:p>
      <text:p text:style-name="Text_20_body">Ülkemiz de bu yarışın içinde kendini geliştirerek ilerleme kat ediyor. İlerlemeleri yakından takip edip bunları yenilikçi düşünceyle birlikte kendi ülkemize faydalı olacak şekilde geliştirip uyguluyoruz. Bu gelişmelerden biri de Türkiye Otomobil Girişim Grubu (TOGG)’ dur. Özellikle piyasaya sürülmesiyle ülkemizde gündem olan Türkiye Otomobil Girişim Grubu (TOGG), Avrupa’nın doğuştan elektrikle çalışan ilk SUV’ u olma özelliğiyle ülkemizin yaptığı önemli bir gelişmedir ve elektrikli araç alanındaki çalışmalara da öncülük etmiştir. Elektrikli ve otonom araçlar başta olmak üzere elektrikli tren, uçak otomobiller segmentlerinde küresel olarak markalaşmayı kendine hedef belirlemiştir. Bu araçların üretim kapasitesiyle de ülkemiz, Avrupa’nın en büyük üretim üssü konumuna ulaşmayı hedeflemiştir. Özellikle elektrifikasyon ve otonom alanlarındaki çalışmalarla birlikte küresel düzeyde rekabetçi konuma gelmesi öngörülmüştür.</text:p>
      <text:p text:style-name="Text_20_body">Bir yazılım mühendisliği öğrencisi olarak ben de ülkemizin bu alanlardaki gelişmelerini takip ediyorum özellikle teknoloji alanındaki gelişme stratejilerini kendi hedeflerimle örtüştüğünü düşündüğüm için birkaç yıl içinde iyi bir yazılım mühendisi olarak, özellikle Sanayi ve Teknoloji Bakanlığı bünyesinde staj yaparak kendimi geliştirmeye başlayıp ülkemizin refah düzeyini daha da artıracak olan bu çalışmalarda aktif rol oynamak istiyo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7:27.599720695</meta:creation-date>
    <dc:date>2023-11-21T10:07:52.720246207</dc:date>
    <meta:editing-duration>PT25S</meta:editing-duration>
    <meta:editing-cycles>1</meta:editing-cycles>
    <meta:generator>LibreOffice/7.4.7.2$Linux_X86_64 LibreOffice_project/40$Build-2</meta:generator>
    <meta:document-statistic meta:table-count="0" meta:image-count="0" meta:object-count="0" meta:page-count="1" meta:paragraph-count="5" meta:word-count="218" meta:character-count="1777" meta:non-whitespace-character-count="1562"/>
  </office:meta>
</office:document-meta>
</file>